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b9fd" officeooo:paragraph-rsid="0005b9fd"/>
    </style:style>
    <style:style style:name="P2" style:family="paragraph" style:parent-style-name="Standard">
      <style:text-properties fo:font-weight="bold" officeooo:rsid="0005b9fd" officeooo:paragraph-rsid="0005b9fd" style:font-weight-asian="bold" style:font-weight-complex="bold"/>
    </style:style>
    <style:style style:name="P3" style:family="paragraph" style:parent-style-name="Standard">
      <style:text-properties fo:font-weight="bold" officeooo:rsid="0007b0fd" officeooo:paragraph-rsid="0007b0fd" style:font-weight-asian="bold" style:font-weight-complex="bold"/>
    </style:style>
    <style:style style:name="P4" style:family="paragraph" style:parent-style-name="Standard">
      <style:text-properties fo:font-weight="bold" officeooo:rsid="000930ec" officeooo:paragraph-rsid="000930ec" style:font-weight-asian="bold" style:font-weight-complex="bold"/>
    </style:style>
    <style:style style:name="P5" style:family="paragraph" style:parent-style-name="Standard">
      <style:text-properties fo:font-weight="bold" officeooo:rsid="00086ae7" officeooo:paragraph-rsid="00086ae7" style:font-weight-asian="bold" style:font-weight-complex="bold"/>
    </style:style>
    <style:style style:name="P6" style:family="paragraph" style:parent-style-name="Standard">
      <style:text-properties officeooo:rsid="000df8f3" officeooo:paragraph-rsid="000df8f3"/>
    </style:style>
    <style:style style:name="P7" style:family="paragraph" style:parent-style-name="Standard">
      <style:text-properties fo:font-weight="normal" officeooo:rsid="000df8f3" officeooo:paragraph-rsid="000df8f3" style:font-weight-asian="normal" style:font-weight-complex="normal"/>
    </style:style>
    <style:style style:name="P8" style:family="paragraph" style:parent-style-name="Standard">
      <style:text-properties fo:font-weight="normal" officeooo:rsid="0027c0ec" officeooo:paragraph-rsid="0027c0ec" style:font-weight-asian="normal" style:font-weight-complex="normal"/>
    </style:style>
    <style:style style:name="P9" style:family="paragraph" style:parent-style-name="Standard">
      <style:text-properties fo:font-weight="normal" officeooo:rsid="0027c0ec" officeooo:paragraph-rsid="002b422c" style:font-weight-asian="normal" style:font-weight-complex="normal"/>
    </style:style>
    <style:style style:name="P10" style:family="paragraph" style:parent-style-name="Standard">
      <style:text-properties fo:font-style="italic" fo:font-weight="normal" officeooo:rsid="00086ae7" officeooo:paragraph-rsid="00086ae7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officeooo:rsid="001df9eb" officeooo:paragraph-rsid="0033424e"/>
    </style:style>
    <style:style style:name="P12" style:family="paragraph" style:parent-style-name="Standard">
      <style:text-properties officeooo:rsid="002ef59a" officeooo:paragraph-rsid="003b11eb"/>
    </style:style>
    <style:style style:name="P13" style:family="paragraph" style:parent-style-name="Standard">
      <style:text-properties officeooo:rsid="002ef59a" officeooo:paragraph-rsid="003e79c3"/>
    </style:style>
    <style:style style:name="P14" style:family="paragraph" style:parent-style-name="Standard">
      <style:text-properties officeooo:rsid="0033424e" officeooo:paragraph-rsid="0033424e"/>
    </style:style>
    <style:style style:name="P15" style:family="paragraph" style:parent-style-name="Standard">
      <style:text-properties officeooo:rsid="00383620" officeooo:paragraph-rsid="003b11eb"/>
    </style:style>
    <style:style style:name="P16" style:family="paragraph" style:parent-style-name="Standard">
      <style:text-properties officeooo:rsid="0005b9fd" officeooo:paragraph-rsid="003b11eb"/>
    </style:style>
    <style:style style:name="P17" style:family="paragraph" style:parent-style-name="Standard">
      <style:text-properties officeooo:rsid="0005b9fd" officeooo:paragraph-rsid="0049f406"/>
    </style:style>
    <style:style style:name="P18" style:family="paragraph" style:parent-style-name="Standard">
      <style:text-properties officeooo:rsid="0046ecc4" officeooo:paragraph-rsid="0046ecc4"/>
    </style:style>
    <style:style style:name="P19" style:family="paragraph" style:parent-style-name="Standard">
      <style:text-properties officeooo:rsid="0049f406" officeooo:paragraph-rsid="0049f406"/>
    </style:style>
    <style:style style:name="P20" style:family="paragraph" style:parent-style-name="Standard">
      <style:text-properties officeooo:rsid="004bfcd3" officeooo:paragraph-rsid="004bfcd3"/>
    </style:style>
    <style:style style:name="T1" style:family="text">
      <style:text-properties officeooo:rsid="000930ec"/>
    </style:style>
    <style:style style:name="T2" style:family="text">
      <style:text-properties officeooo:rsid="0024290e"/>
    </style:style>
    <style:style style:name="T3" style:family="text">
      <style:text-properties officeooo:rsid="002ef59a"/>
    </style:style>
    <style:style style:name="T4" style:family="text">
      <style:text-properties officeooo:rsid="0033424e"/>
    </style:style>
    <style:style style:name="T5" style:family="text">
      <style:text-properties officeooo:rsid="00383620"/>
    </style:style>
    <style:style style:name="T6" style:family="text">
      <style:text-properties officeooo:rsid="003aa6fe"/>
    </style:style>
    <style:style style:name="T7" style:family="text">
      <style:text-properties officeooo:rsid="003e79c3"/>
    </style:style>
    <style:style style:name="T8" style:family="text">
      <style:text-properties officeooo:rsid="004fa0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<text:span text:style-name="T1">1. </text:span>20 Points Narrative Description]</text:p>
      <text:p text:style-name="P1"/>
      <text:p text:style-name="P1">File A</text:p>
      <text:p text:style-name="P11"><text:span text:style-name="T3">This file has </text:span>Inventory Information <text:span text:style-name="T3">in this case a car</text:span>. <text:span text:style-name="T3">Data on inventory owned by a personal seems to be uniquely identified by an id. This ID is known as VID as referenced in File B. </text:span></text:p>
      <text:p text:style-name="P14">It seems to contain information as follows - Year of Purchase of the car, Name of the Manufacturer, Model of the Car, All Wheel Driver or a 4 Wheel Drive, Color of the Car, <text:span text:style-name="T6">Number of Car doors,</text:span> Type of Engine and Price of the Car. <text:span text:style-name="T5">Price of the Car is quoted as US Dollars and look consistently formatted in the data set.</text:span></text:p>
      <text:p text:style-name="P13">Data seems to be complete but not arrange<text:span text:style-name="T4">d</text:span> i<text:span text:style-name="T4">n</text:span> any specific <text:span text:style-name="T4">format or Order. </text:span></text:p>
      <text:p text:style-name="P13"><text:span text:style-name="T7">In the context of Completeness, there don’t seem to be any missing values or errors</text:span></text:p>
      <text:p text:style-name="P13"><text:span text:style-name="T4">As for the readability, data can be cleaned and arranged in a much better format.</text:span></text:p>
      <text:p text:style-name="P12">By looking at the data, it is difficult to identify the personal who owns a specific inventory as there is no information related to the personal.</text:p>
      <text:p text:style-name="P15"/>
      <text:p text:style-name="P16"/>
      <text:p text:style-name="P1">File B</text:p>
      <text:p text:style-name="P18">This file has information related to information on the personal who owns a particular inventory and details on the inventory.</text:p>
      <text:p text:style-name="P19">It seems to contain information columned as follows. </text:p>
      <text:p text:style-name="P19">LastName,</text:p>
      <text:p text:style-name="P19">FirstName</text:p>
      <text:p text:style-name="P19">MI</text:p>
      <text:p text:style-name="P19">Address</text:p>
      <text:p text:style-name="P19">City</text:p>
      <text:p text:style-name="P19">State</text:p>
      <text:p text:style-name="P19">Country</text:p>
      <text:p text:style-name="P19">SaleDate</text:p>
      <text:p text:style-name="P19">Model</text:p>
      <text:p text:style-name="P19">Year</text:p>
      <text:p text:style-name="P19">Color</text:p>
      <text:p text:style-name="P19">Engine</text:p>
      <text:p text:style-name="P19">VIN</text:p>
      <text:p text:style-name="P19">MSRP</text:p>
      <text:p text:style-name="P19">Discount</text:p>
      <text:p text:style-name="P19">TradeIn</text:p>
      <text:p text:style-name="P19">TradeInValue</text:p>
      <text:p text:style-name="P19">PurchasePrice</text:p>
      <text:p text:style-name="P19">RepeatCustomer</text:p>
      <text:p text:style-name="P17"/>
      <text:p text:style-name="P1">File C – <text:span text:style-name="T2">Personal Information</text:span></text:p>
      <text:p text:style-name="P20">This file seems to contain Personal Information of the Personal who owns a particular inventory. Personal Information includes Name with address and pincode.</text:p>
      <text:p text:style-name="P1"/>
      <text:p text:style-name="P2">[<text:span text:style-name="T1">2. </text:span>10 Points Narrative to design a database schema]</text:p>
      <text:p text:style-name="P1"/>
      <text:p text:style-name="P1">Tables, Attributes, Data Types, Primary and Foreign Keys</text:p>
      <text:p text:style-name="P1"/>
      <text:p text:style-name="P6">&lt;&lt;&lt; Screenshot from Excel &gt;&gt;&gt;</text:p>
      <text:p text:style-name="P1"/>
      <text:p text:style-name="P3">[<text:span text:style-name="T1">3. </text:span>15 Points Example of each table]</text:p>
      <text:p text:style-name="P3"/>
      <text:p text:style-name="P7"><text:soft-page-break/>&lt;&lt;&lt; Screenshot from Excel &gt;&gt;&gt;</text:p>
      <text:p text:style-name="P3"/>
      <text:p text:style-name="P5">[<text:span text:style-name="T1">4. </text:span>30 Points Process for creating the database schema and tables. Describe decisions]</text:p>
      <text:p text:style-name="P5"/>
      <text:p text:style-name="P10">Relationship between data files</text:p>
      <text:p text:style-name="P8">Upon careful observation on the data provided File A, File B, File C, <text:s/>we come down to the following conclusion on the relationship between these 3 data files. </text:p>
      <text:p text:style-name="P9">File B has all the data related to a person’s information, Inventory (car) he possess and his purchase information o the inventory. <text:span text:style-name="T8">A VID column in File B is an Unique ID <text:s/>that can be used to identify the owner in File A. The First and Last Name in File B can used to get the address of the owner from File C.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09:36:55.039515659</meta:creation-date>
    <dc:date>2020-09-03T20:14:55.226246288</dc:date>
    <meta:editing-duration>PT2H7M20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394" meta:character-count="2224" meta:non-whitespace-character-count="1864"/>
  </office:meta>
</office:document-meta>
</file>